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Trebuchet MS" fo:font-size="11pt" fo:font-style="normal" style:text-underline-style="none" fo:font-weight="normal" officeooo:rsid="0010546c" officeooo:paragraph-rsid="001153f1" style:font-size-asian="11pt" style:font-style-asian="normal" style:font-weight-asian="normal" style:font-size-complex="11pt" style:font-style-complex="normal" style:font-weight-complex="normal"/>
    </style:style>
    <style:style style:name="P2" style:family="paragraph" style:parent-style-name="Standard">
      <style:text-properties style:font-name="Trebuchet MS" fo:font-size="12pt" officeooo:rsid="00057ed0" officeooo:paragraph-rsid="00057ed0" style:font-size-asian="12pt" style:font-size-complex="12pt"/>
    </style:style>
    <style:style style:name="P3" style:family="paragraph" style:parent-style-name="Standard">
      <style:paragraph-properties fo:text-align="start" style:justify-single-word="false"/>
      <style:text-properties style:font-name="Trebuchet MS" fo:font-size="12pt" officeooo:rsid="00057ed0" officeooo:paragraph-rsid="00057ed0" style:font-size-asian="12pt" style:font-size-complex="12pt"/>
    </style:style>
    <style:style style:name="P4" style:family="paragraph" style:parent-style-name="Standard">
      <style:paragraph-properties fo:text-align="center" style:justify-single-word="false"/>
      <style:text-properties style:font-name="Trebuchet MS" fo:font-size="12pt" fo:font-weight="bold" officeooo:rsid="00057ed0" officeooo:paragraph-rsid="00057ed0" style:font-size-asian="12pt" style:font-weight-asian="bold" style:font-size-complex="12pt" style:font-weight-complex="bold"/>
    </style:style>
    <style:style style:name="P5" style:family="paragraph" style:parent-style-name="Standard">
      <style:paragraph-properties fo:line-height="115%" fo:text-align="center" style:justify-single-word="false"/>
      <style:text-properties style:font-name="Trebuchet MS" fo:font-size="12pt" fo:font-weight="bold" officeooo:rsid="00057ed0" officeooo:paragraph-rsid="00057ed0" style:font-size-asian="12pt" style:font-weight-asian="bold" style:font-size-complex="12pt" style:font-weight-complex="bold"/>
    </style:style>
    <style:style style:name="P6" style:family="paragraph" style:parent-style-name="Standard">
      <style:paragraph-properties fo:line-height="115%" fo:text-align="justify" style:justify-single-word="false"/>
      <style:text-properties style:font-name="Trebuchet MS" fo:font-size="12pt" fo:font-weight="normal" officeooo:rsid="00057ed0" officeooo:paragraph-rsid="00057ed0" style:font-size-asian="12pt"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Trebuchet MS" fo:font-size="12pt" fo:font-weight="normal" officeooo:rsid="00057ed0" officeooo:paragraph-rsid="00075ac1"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font-name="Trebuchet MS" fo:font-size="12pt" fo:font-weight="normal" officeooo:rsid="00057ed0" officeooo:paragraph-rsid="0009777b" style:font-size-asian="12pt" style:font-weight-asian="normal" style:font-size-complex="12pt" style:font-weight-complex="normal"/>
    </style:style>
    <style:style style:name="P9" style:family="paragraph" style:parent-style-name="Standard">
      <style:paragraph-properties fo:line-height="115%" fo:text-align="justify" style:justify-single-word="false"/>
      <style:text-properties style:font-name="Trebuchet MS" fo:font-size="12pt" fo:font-weight="normal" officeooo:rsid="00057ed0" officeooo:paragraph-rsid="000a1d7c" style:font-size-asian="12pt" style:font-weight-asian="normal" style:font-size-complex="12pt" style:font-weight-complex="normal"/>
    </style:style>
    <style:style style:name="P10" style:family="paragraph" style:parent-style-name="Standard">
      <style:paragraph-properties fo:line-height="115%" fo:text-align="justify" style:justify-single-word="false"/>
      <style:text-properties style:font-name="Trebuchet MS" fo:font-size="12pt" fo:font-weight="normal" officeooo:rsid="00057ed0" officeooo:paragraph-rsid="0016e786" style:font-size-asian="12pt" style:font-weight-asian="normal" style:font-size-complex="12pt" style:font-weight-complex="normal"/>
    </style:style>
    <style:style style:name="P11" style:family="paragraph" style:parent-style-name="Standard">
      <style:paragraph-properties fo:line-height="115%" fo:text-align="justify" style:justify-single-word="false"/>
      <style:text-properties style:font-name="Trebuchet MS" fo:font-size="12pt" fo:font-weight="normal" officeooo:rsid="0009777b" officeooo:paragraph-rsid="0009777b" style:font-size-asian="12pt" style:font-weight-asian="normal" style:font-size-complex="12pt" style:font-weight-complex="normal"/>
    </style:style>
    <style:style style:name="P12" style:family="paragraph" style:parent-style-name="Standard">
      <style:paragraph-properties fo:line-height="115%" fo:text-align="justify" style:justify-single-word="false"/>
      <style:text-properties style:font-name="Trebuchet MS" fo:font-size="12pt" fo:font-weight="normal" officeooo:rsid="0009777b" officeooo:paragraph-rsid="000a1d7c" style:font-size-asian="12pt" style:font-weight-asian="normal" style:font-size-complex="12pt" style:font-weight-complex="normal"/>
    </style:style>
    <style:style style:name="P13" style:family="paragraph" style:parent-style-name="Standard">
      <style:paragraph-properties fo:line-height="115%" fo:text-align="justify" style:justify-single-word="false"/>
      <style:text-properties style:font-name="Trebuchet MS" fo:font-size="12pt" fo:font-weight="normal" officeooo:paragraph-rsid="0012586a" style:font-size-asian="12pt" style:font-weight-asian="normal" style:font-size-complex="12pt" style:font-weight-complex="normal"/>
    </style:style>
    <style:style style:name="P14" style:family="paragraph" style:parent-style-name="Standard">
      <style:paragraph-properties fo:line-height="115%" fo:text-align="justify" style:justify-single-word="false"/>
      <style:text-properties style:font-name="Trebuchet MS" fo:font-size="12pt" fo:font-weight="normal" officeooo:rsid="001364ab" officeooo:paragraph-rsid="001364ab" style:font-size-asian="12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Trebuchet MS" fo:font-size="12pt" style:text-underline-style="none" fo:font-weight="normal" officeooo:rsid="000d5d3f" officeooo:paragraph-rsid="000d5d3f" style:font-size-asian="10.5pt" style:font-weight-asian="normal" style:font-size-complex="12pt" style:font-weight-complex="normal"/>
    </style:style>
    <style:style style:name="P16" style:family="paragraph" style:parent-style-name="Standard">
      <style:paragraph-properties fo:line-height="115%" fo:text-align="justify" style:justify-single-word="false"/>
      <style:text-properties style:font-name="Trebuchet MS" fo:font-size="12pt" style:text-underline-style="none" fo:font-weight="normal" officeooo:rsid="000d5d3f" officeooo:paragraph-rsid="000d5d3f" style:font-size-asian="10.5pt" style:font-weight-asian="normal" style:font-size-complex="12pt" style:font-weight-complex="normal"/>
    </style:style>
    <style:style style:name="P17" style:family="paragraph" style:parent-style-name="Standard">
      <style:paragraph-properties fo:line-height="115%" fo:text-align="justify" style:justify-single-word="false"/>
      <style:text-properties style:font-name="Trebuchet MS" fo:font-size="12pt" style:text-underline-style="none" fo:font-weight="normal" officeooo:rsid="001153f1" officeooo:paragraph-rsid="001153f1" style:font-size-asian="12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Trebuchet MS" fo:font-size="12pt" style:text-underline-style="none" fo:font-weight="normal" officeooo:rsid="000b8dc4" officeooo:paragraph-rsid="000f21a1"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style:font-name="Trebuchet MS" fo:font-size="12pt" style:text-underline-style="none" fo:font-weight="normal" officeooo:rsid="000b8dc4" officeooo:paragraph-rsid="0012586a" style:font-size-asian="12pt" style:font-weight-asian="normal" style:font-size-complex="12pt" style:font-weight-complex="normal"/>
    </style:style>
    <style:style style:name="P20" style:family="paragraph" style:parent-style-name="Standard">
      <style:paragraph-properties fo:line-height="115%" fo:text-align="justify" style:justify-single-word="false"/>
      <style:text-properties style:font-name="Trebuchet MS" fo:font-size="12pt" style:text-underline-style="none" fo:font-weight="normal" officeooo:rsid="0012586a" officeooo:paragraph-rsid="0012586a" style:font-size-asian="12pt" style:font-weight-asian="normal" style:font-size-complex="12pt" style:font-weight-complex="normal"/>
    </style:style>
    <style:style style:name="P21" style:family="paragraph" style:parent-style-name="Standard">
      <style:paragraph-properties fo:line-height="115%" fo:text-align="justify" style:justify-single-word="false"/>
      <style:text-properties style:font-name="Trebuchet MS" fo:font-size="12pt" fo:font-style="normal" style:text-underline-style="none" fo:font-weight="normal" officeooo:rsid="000f21a1" officeooo:paragraph-rsid="000f21a1"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15%" fo:text-align="justify" style:justify-single-word="false"/>
      <style:text-properties style:font-name="Trebuchet MS" fo:font-size="12pt" fo:font-style="normal" style:text-underline-style="none" fo:font-weight="normal" officeooo:rsid="0010546c" officeooo:paragraph-rsid="001153f1"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15%" fo:text-align="justify" style:justify-single-word="false"/>
      <style:text-properties style:font-name="Trebuchet MS" fo:font-size="14pt" style:text-underline-style="none" fo:font-weight="bold" officeooo:rsid="00057ed0" officeooo:paragraph-rsid="000a1d7c" style:font-size-asian="14pt" style:font-weight-asian="bold" style:font-size-complex="14pt" style:font-weight-complex="bold"/>
    </style:style>
    <style:style style:name="P24" style:family="paragraph" style:parent-style-name="Standard">
      <style:paragraph-properties fo:line-height="115%" fo:text-align="center" style:justify-single-word="false"/>
      <style:text-properties style:font-name="Trebuchet MS" fo:font-size="14pt" style:text-underline-style="none" fo:font-weight="bold" officeooo:rsid="00057ed0" officeooo:paragraph-rsid="00057ed0" style:font-size-asian="14pt" style:font-weight-asian="bold" style:font-size-complex="14pt" style:font-weight-complex="bold"/>
    </style:style>
    <style:style style:name="P25" style:family="paragraph" style:parent-style-name="Standard">
      <style:paragraph-properties fo:line-height="115%" fo:text-align="justify" style:justify-single-word="false"/>
      <style:text-properties style:font-name="Trebuchet MS" fo:font-size="14pt" style:text-underline-style="none" fo:font-weight="bold" officeooo:rsid="000b8dc4" officeooo:paragraph-rsid="000a1d7c" style:font-size-asian="14pt" style:font-weight-asian="bold" style:font-size-complex="14pt" style:font-weight-complex="bold"/>
    </style:style>
    <style:style style:name="P26" style:family="paragraph" style:parent-style-name="Standard" style:list-style-name="L1">
      <style:paragraph-properties fo:line-height="115%" fo:text-align="justify" style:justify-single-word="false"/>
      <style:text-properties style:font-name="Trebuchet MS" fo:font-size="13pt" fo:font-weight="bold" officeooo:rsid="0009411c" officeooo:paragraph-rsid="0009411c" style:font-size-asian="13pt" style:font-weight-asian="bold" style:font-size-complex="13pt" style:font-weight-complex="bold"/>
    </style:style>
    <style:style style:name="P27" style:family="paragraph" style:parent-style-name="Standard" style:list-style-name="L2">
      <style:paragraph-properties fo:line-height="115%" fo:text-align="justify" style:justify-single-word="false"/>
      <style:text-properties style:font-name="Trebuchet MS" fo:font-size="13pt" fo:font-weight="bold" officeooo:rsid="0009411c" officeooo:paragraph-rsid="0009411c" style:font-size-asian="13pt" style:font-weight-asian="bold" style:font-size-complex="13pt" style:font-weight-complex="bold"/>
    </style:style>
    <style:style style:name="P28" style:family="paragraph" style:parent-style-name="Standard" style:list-style-name="L3">
      <style:paragraph-properties fo:line-height="115%" fo:text-align="justify" style:justify-single-word="false"/>
      <style:text-properties style:font-name="Trebuchet MS" fo:font-size="13pt" style:text-underline-style="none" fo:font-weight="bold" officeooo:rsid="000b8dc4" officeooo:paragraph-rsid="000b8dc4" style:font-size-asian="13pt" style:font-weight-asian="bold" style:font-size-complex="13pt" style:font-weight-complex="bold"/>
    </style:style>
    <style:style style:name="P29" style:family="paragraph" style:parent-style-name="Standard" style:list-style-name="L3">
      <style:paragraph-properties fo:line-height="115%" fo:text-align="justify" style:justify-single-word="false"/>
      <style:text-properties style:font-name="Trebuchet MS" fo:font-size="13pt" style:text-underline-style="none" fo:font-weight="bold" officeooo:rsid="000b8dc4" officeooo:paragraph-rsid="000f21a1" style:font-size-asian="13pt" style:font-weight-asian="bold" style:font-size-complex="13pt" style:font-weight-complex="bold"/>
    </style:style>
    <style:style style:name="P30" style:family="paragraph" style:parent-style-name="Standard" style:list-style-name="L3">
      <style:paragraph-properties fo:line-height="115%" fo:text-align="justify" style:justify-single-word="false"/>
      <style:text-properties style:font-name="Trebuchet MS" fo:font-size="13pt" style:text-underline-style="none" fo:font-weight="bold" officeooo:rsid="000b8dc4" officeooo:paragraph-rsid="001b68fd" style:font-size-asian="13pt" style:font-weight-asian="bold" style:font-size-complex="13pt" style:font-weight-complex="bold"/>
    </style:style>
    <style:style style:name="P31" style:family="paragraph" style:parent-style-name="Standard" style:list-style-name="L3">
      <style:paragraph-properties fo:line-height="115%" fo:text-align="justify" style:justify-single-word="false"/>
      <style:text-properties style:font-name="Trebuchet MS" fo:font-size="13pt" style:text-underline-style="none" fo:font-weight="bold" officeooo:rsid="000b8dc4" officeooo:paragraph-rsid="001c9143" style:font-size-asian="13pt" style:font-weight-asian="bold" style:font-size-complex="13pt" style:font-weight-complex="bold"/>
    </style:style>
    <style:style style:name="P32" style:family="paragraph" style:parent-style-name="Standard" style:list-style-name="L3">
      <style:paragraph-properties fo:line-height="115%" fo:text-align="start" style:justify-single-word="false"/>
      <style:text-properties style:font-name="Trebuchet MS" fo:font-size="13pt" style:text-underline-style="none" fo:font-weight="bold" officeooo:rsid="000b8dc4" officeooo:paragraph-rsid="000f21a1" style:font-size-asian="13pt" style:font-weight-asian="bold" style:font-size-complex="13pt" style:font-weight-complex="bold"/>
    </style:style>
    <style:style style:name="P33" style:family="paragraph" style:parent-style-name="Standard" style:list-style-name="L3">
      <style:paragraph-properties fo:line-height="115%" fo:text-align="justify" style:justify-single-word="false"/>
      <style:text-properties style:font-name="Trebuchet MS" fo:font-size="13pt" style:text-underline-style="none" fo:font-weight="bold" officeooo:rsid="001b68fd" officeooo:paragraph-rsid="001b68fd" style:font-size-asian="13pt" style:font-weight-asian="bold" style:font-size-complex="13pt" style:font-weight-complex="bold"/>
    </style:style>
    <style:style style:name="P34" style:family="paragraph" style:parent-style-name="Standard" style:list-style-name="L3" style:master-page-name="">
      <loext:graphic-properties draw:fill="none"/>
      <style:paragraph-properties fo:margin-left="0cm" fo:margin-right="0cm" fo:line-height="115%" fo:text-align="justify" style:justify-single-word="false" fo:text-indent="0cm" style:auto-text-indent="false" style:page-number="auto" fo:background-color="transparent"/>
      <style:text-properties style:font-name="Trebuchet MS" fo:font-size="13pt" style:text-underline-style="none" fo:font-weight="bold" officeooo:rsid="000b8dc4" officeooo:paragraph-rsid="001c9143" style:font-size-asian="13pt" style:font-weight-asian="bold" style:font-size-complex="13pt" style:font-weight-complex="bold"/>
    </style:style>
    <style:style style:name="P35" style:family="paragraph" style:parent-style-name="Standard" style:list-style-name="L3">
      <loext:graphic-properties draw:fill="none"/>
      <style:paragraph-properties fo:margin-left="0cm" fo:margin-right="0cm" fo:line-height="115%" fo:text-align="justify" style:justify-single-word="false" fo:text-indent="0cm" style:auto-text-indent="false" fo:background-color="transparent"/>
      <style:text-properties style:font-name="Trebuchet MS" fo:font-size="13pt" style:text-underline-style="none" fo:font-weight="bold" officeooo:rsid="001c9143" officeooo:paragraph-rsid="001c9143" style:font-size-asian="13pt" style:font-weight-asian="bold" style:font-size-complex="13pt" style:font-weight-complex="bold"/>
    </style:style>
    <style:style style:name="P36" style:family="paragraph" style:parent-style-name="Standard" style:list-style-name="L3">
      <loext:graphic-properties draw:fill="none"/>
      <style:paragraph-properties fo:margin-left="0cm" fo:margin-right="0cm" fo:line-height="115%" fo:text-align="justify" style:justify-single-word="false" fo:text-indent="0cm" style:auto-text-indent="false" fo:background-color="transparent"/>
      <style:text-properties style:font-name="Trebuchet MS" fo:font-size="12pt" style:text-underline-style="none" fo:font-weight="normal" officeooo:rsid="0012586a" officeooo:paragraph-rsid="001c9143" style:font-size-asian="12pt" style:font-weight-asian="normal" style:font-size-complex="12pt" style:font-weight-complex="normal"/>
    </style:style>
    <style:style style:name="P37" style:family="paragraph" style:parent-style-name="Standard" style:list-style-name="L3">
      <loext:graphic-properties draw:fill="none"/>
      <style:paragraph-properties fo:margin-left="0cm" fo:margin-right="0cm" fo:line-height="115%" fo:text-align="justify" style:justify-single-word="false" fo:text-indent="0cm" style:auto-text-indent="false" fo:background-color="transparent"/>
      <style:text-properties style:font-name="Trebuchet MS" fo:font-size="12pt" style:text-underline-style="solid" style:text-underline-width="auto" style:text-underline-color="font-color" fo:font-weight="normal" officeooo:rsid="0012586a" officeooo:paragraph-rsid="001c9143" style:font-size-asian="12pt" style:font-weight-asian="normal" style:font-size-complex="12pt" style:font-weight-complex="normal"/>
    </style:style>
    <style:style style:name="P38" style:family="paragraph" style:parent-style-name="Standard" style:list-style-name="L3">
      <loext:graphic-properties draw:fill="none"/>
      <style:paragraph-properties fo:margin-left="0cm" fo:margin-right="0cm" fo:line-height="115%" fo:text-align="justify" style:justify-single-word="false" fo:text-indent="0cm" style:auto-text-indent="false" fo:background-color="transparent"/>
      <style:text-properties style:font-name="Trebuchet MS" fo:font-size="13pt" style:text-underline-style="none" fo:font-weight="bold" officeooo:rsid="000b8dc4" officeooo:paragraph-rsid="001c9143" style:font-size-asian="13pt" style:font-weight-asian="bold" style:font-size-complex="13pt" style:font-weight-complex="bold"/>
    </style:style>
    <style:style style:name="T1" style:family="text">
      <style:text-properties officeooo:rsid="00075ac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a1d7c"/>
    </style:style>
    <style:style style:name="T4" style:family="text">
      <style:text-properties style:text-underline-style="none"/>
    </style:style>
    <style:style style:name="T5" style:family="text">
      <style:text-properties style:text-underline-style="none" officeooo:rsid="0012586a"/>
    </style:style>
    <style:style style:name="T6" style:family="text">
      <style:text-properties officeooo:rsid="00077356"/>
    </style:style>
    <style:style style:name="T7" style:family="text">
      <style:text-properties officeooo:rsid="0007bc78"/>
    </style:style>
    <style:style style:name="T8" style:family="text">
      <style:text-properties fo:background-color="transparent" loext:char-shading-value="0"/>
    </style:style>
    <style:style style:name="T9" style:family="text">
      <style:text-properties officeooo:rsid="0009777b"/>
    </style:style>
    <style:style style:name="T10" style:family="text">
      <style:text-properties officeooo:rsid="000a1d7c"/>
    </style:style>
    <style:style style:name="T11" style:family="text">
      <style:text-properties officeooo:rsid="000d5d3f"/>
    </style:style>
    <style:style style:name="T12" style:family="text">
      <style:text-properties officeooo:rsid="000f21a1"/>
    </style:style>
    <style:style style:name="T13" style:family="text">
      <style:text-properties officeooo:rsid="0010546c"/>
    </style:style>
    <style:style style:name="T14" style:family="text">
      <style:text-properties fo:color="#000000" loext:opacity="100%"/>
    </style:style>
    <style:style style:name="T15" style:family="text">
      <style:text-properties fo:color="#000000" loext:opacity="100%" officeooo:rsid="001153f1"/>
    </style:style>
    <style:style style:name="T16" style:family="text">
      <style:text-properties fo:color="#000000" loext:opacity="100%" officeooo:rsid="0012586a"/>
    </style:style>
    <style:style style:name="T17" style:family="text">
      <style:text-properties fo:color="#000000" loext:opacity="100%" style:text-underline-style="solid" style:text-underline-width="auto" style:text-underline-color="font-color"/>
    </style:style>
    <style:style style:name="T18" style:family="text">
      <style:text-properties fo:color="#000000" loext:opacity="100%" fo:font-size="12pt" fo:font-weight="normal" officeooo:rsid="001c9143" style:font-size-asian="12pt" style:font-weight-asian="normal" style:font-size-complex="12pt" style:font-weight-complex="normal"/>
    </style:style>
    <style:style style:name="T19" style:family="text">
      <style:text-properties fo:color="#000000" loext:opacity="100%" fo:font-size="12pt" fo:font-weight="normal" officeooo:rsid="001cdb6e" style:font-size-asian="12pt" style:font-weight-asian="normal" style:font-size-complex="12pt" style:font-weight-complex="normal"/>
    </style:style>
    <style:style style:name="T20" style:family="text">
      <style:text-properties officeooo:rsid="0012586a"/>
    </style:style>
    <style:style style:name="T21" style:family="text">
      <style:text-properties officeooo:rsid="001364ab"/>
    </style:style>
    <style:style style:name="T22" style:family="text">
      <style:text-properties officeooo:rsid="0016e786"/>
    </style:style>
    <style:style style:name="T23" style:family="text">
      <style:text-properties officeooo:rsid="0018563d"/>
    </style:style>
    <style:style style:name="T24" style:family="text">
      <style:text-properties officeooo:rsid="00194f76"/>
    </style:style>
    <style:style style:name="T25" style:family="text">
      <style:text-properties officeooo:rsid="001b68f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1c9143" style:font-size-asian="12pt" style:font-weight-asian="normal" style:font-size-complex="12pt" style:font-weight-complex="normal"/>
    </style:style>
    <style:style style:name="T28" style:family="text">
      <style:text-properties fo:font-size="12pt" fo:font-weight="normal" officeooo:rsid="001cdb6e" style:font-size-asian="12pt" style:font-weight-asian="normal" style:font-size-complex="12pt" style:font-weight-complex="normal"/>
    </style:style>
    <style:style style:name="T29" style:family="text">
      <style:text-properties fo:font-size="12pt" fo:font-weight="normal" officeooo:rsid="001d88af" style:font-size-asian="12pt" style:font-weight-asian="normal" style:font-size-complex="12pt" style:font-weight-complex="normal"/>
    </style:style>
    <style:style style:name="T3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31" style:family="text">
      <style:text-properties fo:font-size="12pt" style:text-underline-style="solid" style:text-underline-width="auto" style:text-underline-color="font-color" fo:font-weight="normal" officeooo:rsid="001c9143" style:font-size-asian="12pt" style:font-weight-asian="normal" style:font-size-complex="12pt" style:font-weight-complex="normal"/>
    </style:style>
    <style:style style:name="T32" style:family="text">
      <style:text-properties fo:font-size="12pt" style:text-underline-style="solid" style:text-underline-width="auto" style:text-underline-color="font-color" fo:font-weight="normal" officeooo:rsid="001d88af" style:font-size-asian="12pt" style:font-weight-asian="normal" style:font-size-complex="12pt" style:font-weight-complex="normal"/>
    </style:style>
    <style:style style:name="T33" style:family="text">
      <style:text-properties style:font-name="Trebuchet MS" fo:font-size="12pt" fo:font-weight="normal" officeooo:rsid="001c9143" style:font-size-asian="12pt" style:font-weight-asian="normal" style:font-size-complex="12pt" style:font-weight-complex="normal"/>
    </style:style>
    <style:style style:name="T3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rcedes Vera Sotelo – <text:span text:style-name="T10">Comisión </text:span>2 D</text:p>
      <text:p text:style-name="P2"/>
      <text:p text:style-name="P4"/>
      <text:p text:style-name="P4"><text:span text:style-name="T10">Laboratorio de Computación</text:span> II</text:p>
      <text:p text:style-name="P4">TRABAJO PRÁCTICO Nº 3 – <text:span text:style-name="T10">Parte </text:span><text:span text:style-name="T25">2</text:span></text:p>
      <text:p text:style-name="P5"/>
      <text:p text:style-name="P5"/>
      <text:p text:style-name="P24">Presentación del trabajo</text:p>
      <text:p text:style-name="P6">La aplicación sirve para obtener información sobre la producción de un establecimiento ganadero, donde se produce leche y se presta el servicio de engord<text:span text:style-name="T21">e.</text:span></text:p>
      <text:p text:style-name="P6"><text:s/></text:p>
      <text:list xml:id="list3003677811" text:style-name="L1">
        <text:list-item>
          <text:p text:style-name="P26">Sección “Existencias ganaderas”</text:p>
        </text:list-item>
      </text:list>
      <text:p text:style-name="P6">En <text:span text:style-name="T1">la sección denominada </text:span>“<text:span text:style-name="T1">Existencias ganaderas” </text:span>se puede consultar el listado <text:span text:style-name="T1">completo d</text:span>e bovinos, con su identificación única, uso (tambo o engorde), fecha de ingreso, sexo <text:span text:style-name="T21">y </text:span>raz<text:span text:style-name="T21">a.</text:span></text:p>
      <text:p text:style-name="P6">La lista de bovinos se carga desde un archivo json <text:span text:style-name="T1">denominado StockGanadero.json y </text:span>ubicado en la carpeta Archivos dentro del proyecto.</text:p>
      <text:p text:style-name="P6">El usuario puede agregar bovinos (a menos que <text:span text:style-name="T1">ya haya un bovino cargado con</text:span> el mismo identificador, <text:span text:style-name="T1">que debe ser único)</text:span>, eliminarlos o modificar sus datos <text:span text:style-name="T6">(excepto el identificador único)</text:span>. <text:span text:style-name="T8">Tampoco se pueden agregar bovinos machos destinados a la actividad de tambo.</text:span></text:p>
      <text:p text:style-name="P7">Al presionar el botón <text:span text:style-name="T7">volver</text:span> se vuelven a guardar en <text:span text:style-name="T1">el archivo StockGanadero.json </text:span><text:span text:style-name="T7">y se da un aviso al usuario si todo salio OK.</text:span></text:p>
      <text:p text:style-name="P6">Asimismo, el usuario puede exportar los datos, tanto en formato .json, <text:span text:style-name="T4">como</text:span> .xml y <text:span text:style-name="T1">en</text:span> .txt.</text:p>
      <text:p text:style-name="P6"/>
      <text:list xml:id="list1629873972" text:style-name="L2">
        <text:list-item>
          <text:p text:style-name="P27">Sección “Información productiva”</text:p>
        </text:list-item>
      </text:list>
      <text:p text:style-name="P8">En <text:span text:style-name="T1">la sección denominada </text:span>“<text:span text:style-name="T1">Existencias ganaderas” </text:span>se puede <text:span text:style-name="T9">visualizar</text:span> <text:span text:style-name="T9">la siguiente información y estadísticas sobre el establecimiento:</text:span></text:p>
      <text:p text:style-name="P8"/>
      <text:p text:style-name="P11"><text:span text:style-name="T2">Datos sobre el stock ganadero</text:span>:</text:p>
      <text:p text:style-name="P8">- <text:span text:style-name="T9">Distribución total por sexo</text:span></text:p>
      <text:p text:style-name="P8">- <text:span text:style-name="T9">Distribución total por uso</text:span></text:p>
      <text:p text:style-name="P8"/>
      <text:p text:style-name="P11"><text:span text:style-name="T2">Datos sobre la producción </text:span><text:span text:style-name="T3">lechera</text:span>:</text:p>
      <text:p text:style-name="P9">- <text:span text:style-name="T9">Cabezas destinadas al </text:span><text:span text:style-name="T10">tambo</text:span></text:p>
      <text:p text:style-name="P9">- <text:span text:style-name="T9">Producción de leche en el último año: Se obtiene un promedio diario para cada bovino destinado a tambo de manera aleatoria (entre 20 y 50 litros diarios). Luego se calculan los últimos 365 días </text:span><text:span text:style-name="T10">de permanencia </text:span><text:span text:style-name="T9">para los animales que tienen mas de 1 año en los establecimientos, o todos los días para los que tienen menos de un año. De esta manera, se obtiene la producción </text:span><text:span text:style-name="T10">total </text:span><text:span text:style-name="T9">en el último año calendario.</text:span></text:p>
      <text:p text:style-name="P9">- Raza<text:span text:style-name="T22"> más productiva para tambo.</text:span></text:p>
      <text:p text:style-name="P8"/>
      <text:p text:style-name="P12"><text:span text:style-name="T2">Datos sobre la producción ganadera</text:span>:</text:p>
      <text:p text:style-name="P9">- <text:span text:style-name="T9">Cabezas destinadas al </text:span><text:span text:style-name="T10">engorde</text:span></text:p>
      <text:p text:style-name="P9"><text:soft-page-break/>- <text:span text:style-name="T9">Producción de leche en el último año: Se obtiene un promedio diario para cada bovino destinado a </text:span><text:span text:style-name="T10">engorde</text:span><text:span text:style-name="T9"> de manera aleatoria (entre </text:span><text:span text:style-name="T24">1</text:span><text:span text:style-name="T9"> y </text:span><text:span text:style-name="T10">2</text:span><text:span text:style-name="T9"> </text:span><text:span text:style-name="T10">kilos</text:span><text:span text:style-name="T9"> diarios). Luego se calculan los últimos 365 días </text:span><text:span text:style-name="T10">de permanencia </text:span><text:span text:style-name="T9">para los animales que tienen mas de 1 año en los establecimientos, o todos los días para los que tienen menos de un año. De esta manera, se obtiene la producción </text:span><text:span text:style-name="T10">total </text:span><text:span text:style-name="T9">en el último año calendario.</text:span></text:p>
      <text:p text:style-name="P10">- Raza<text:span text:style-name="T22"> más productiva para engorde.</text:span></text:p>
      <text:p text:style-name="P10"/>
      <text:p text:style-name="P14">Además, se puede exportar la <text:span text:style-name="T23">información obtenida</text:span> tanto a xml, como a json y a txt.</text:p>
      <text:p text:style-name="P9"/>
      <text:p text:style-name="P25">Aplicación de temas aprendidos (clases 10 a <text:span text:style-name="T25">20</text:span>)</text:p>
      <text:p text:style-name="P23"/>
      <text:list xml:id="list2370502457" text:style-name="L3">
        <text:list-item>
          <text:p text:style-name="P28">Clase 10: <text:span text:style-name="T11">Excepciones</text:span></text:p>
        </text:list-item>
      </text:list>
      <text:p text:style-name="P16">La aplicación valida datos a fin de evitar que se generen excepciones y el programa se cierre abruptamente, sin poder brindar una explicación al usuario.</text:p>
      <text:p text:style-name="P16">Para los casos en los que es más probable que se generen excepciones, se realizó el correspondiente manejo de las mismas mediante bloques try catch.</text:p>
      <text:p text:style-name="P16">En el caso de manejo de archivos, siempre se realiza un bloque catch para excepciones de tipo FileNotFoundException y DirectoryNotFoundException que lanza una excepción con un mensaje afín y más humano a fin de atraparlo desde el Program.cs o el Form que se esté utilizando. <text:span text:style-name="T12">Al exportar datos, como la ruta de la archivo de destino es un dato ingresado por el usuario tambien se valida que dicho campo no este vacío.</text:span></text:p>
      <text:p text:style-name="P16">Además, se crearon <text:span text:style-name="T20">una exceptión</text:span> <text:span text:style-name="T20">propia</text:span> AnimalExistenteException, la cual se lanza en el caso de que el bovino que se quiere agregar a la lista ya se encuentre en la misma (tenga el mismo identificador).</text:p>
      <text:p text:style-name="P15"/>
      <text:list xml:id="list113414883910143" text:continue-numbering="true" text:style-name="L3">
        <text:list-item>
          <text:p text:style-name="P32">Clase 1<text:span text:style-name="T12">1:</text:span> <text:span text:style-name="T21">Pruebas</text:span><text:span text:style-name="T12"> unitari</text:span><text:span text:style-name="T21">a</text:span><text:span text:style-name="T12">s</text:span></text:p>
        </text:list-item>
      </text:list>
      <text:p text:style-name="P21">Se cuenta con un proyecto de Test Unitarios, e<text:span text:style-name="T13">n el</text:span> cual <text:span text:style-name="T13">se </text:span>realiza<text:span text:style-name="T13">n</text:span> múltiples <text:span text:style-name="T13">pruebas</text:span> a los diferentes métodos de la biblioteca de clases, <text:span text:style-name="T13">la cuales esperan tanto valores de variables como de excepciones.<text:tab/></text:span></text:p>
      <text:p text:style-name="P22">Ejemplos:</text:p>
      <text:p text:style-name="P1"><text:span text:style-name="T15">C</text:span><text:span text:style-name="T14">alcularPermanenciaEnDias_RecibeAnimalIngresadoHoy_DeberiaDevolver1()</text:span></text:p>
      <text:p text:style-name="P1"><text:span text:style-name="T17">AgregarAnimal_RecibeAnimalQueYaEstaEnLaLista_DeberiaDevolverAnimalExistenteException</text:span><text:span text:style-name="T14">()</text:span></text:p>
      <text:p text:style-name="P21"/>
      <text:list xml:id="list113414498393669" text:continue-numbering="true" text:style-name="L3">
        <text:list-item>
          <text:p text:style-name="P29">Clase 1<text:span text:style-name="T12">2:</text:span> <text:span text:style-name="T12">Tipos genéricos</text:span></text:p>
        </text:list-item>
      </text:list>
      <text:p text:style-name="P17">Se cuenta con una clase estática Archivos que recibe un tipo de referencia, al cual se va a serializar a un archivo que puede ser xml, json o txt. A ese tipo tambien se deserializa desde json.</text:p>
      <text:p text:style-name="P18"/>
      <text:list xml:id="list113413661740056" text:continue-numbering="true" text:style-name="L3">
        <text:list-item>
          <text:p text:style-name="P32">Clase 1<text:span text:style-name="T12">3:</text:span> <text:span text:style-name="T12">Interfaces</text:span></text:p>
        </text:list-item>
      </text:list>
      <text:p text:style-name="P19"><text:span text:style-name="T20">Se </text:span><text:span text:style-name="T21">crea la interfaz IBovino, que define los métodos que deben ser implementados para estos animales. Esta es utilizada por la clase Bovino.</text:span></text:p>
      <text:p text:style-name="P19"/>
      <text:list xml:id="list113413921364845" text:continue-numbering="true" text:style-name="L3">
        <text:list-item>
          <text:p text:style-name="P32">Clase 1<text:span text:style-name="T12">4:</text:span> <text:span text:style-name="T12">Sistemas de archivos </text:span><text:span text:style-name="T25">y serialización</text:span></text:p>
        </text:list-item>
      </text:list>
      <text:p text:style-name="P20">Se utilizan varios métodos de las clases utilizadas para manejar el sistema de archivos.</text:p>
      <text:p text:style-name="P13"><text:soft-page-break/><text:span text:style-name="T5">Ejemplos: Para obtener el directorio actual </text:span><text:span text:style-name="T16">al momento de definir el path se utiliza Directory.GetCurrentDirectory() </text:span><text:span text:style-name="T5">, para armar una ruta se utiliza Path.Combine()) y para verificar si un archivo existe se utiliza File.Exists().</text:span></text:p>
      <text:p text:style-name="P20">La aplicación cuenta con persistencia de datos, el listado de bovinos se obtiene de un archivo formato json que se encuentra en la carpeta del proyecto.</text:p>
      <text:p text:style-name="P20">Tanto el listado de bovinos como la información obtenida del análisis de datos se pueden exportar en los formatos json, xml y txt, utilizando los métodos de la clase genérica Archivos.cs.</text:p>
      <text:p text:style-name="P20"/>
      <text:list xml:id="list113415163259068" text:continue-numbering="true" text:style-name="L3">
        <text:list-item>
          <text:p text:style-name="P31">Clase 1<text:span text:style-name="T25">5</text:span><text:span text:style-name="T12">:</text:span> Introducción a bases de datos y SQL</text:p>
          <text:p text:style-name="P34"><text:span text:style-name="T27">Se ha creado una base de datos ESTABLECIMIENTO para almacenar información sobre el el establecimiento, </text:span><text:span text:style-name="T29">la cual consta de 2 tablas:</text:span></text:p>
          <text:p text:style-name="P35"><text:span text:style-name="T26">- La tabla BOVINOS almacena almacena la lista de bovinos y tiene como Primary Key el número de identificación. Esta clave no es incremental sino que se agrega desde el form. </text:span></text:p>
          <text:p text:style-name="P35"><text:span text:style-name="T26">- La tabla ESTADISTICAS tiene como Primary Key la fecha de la estadística (sólo puede haber un reporte por día). Además tiene como Foreign Key el número de identificación de bovino del bovino más productivo de ese día, ya que se va a mostrar su información extrayendo la información desde la tabla BOVINOS.</text:span></text:p>
          <text:p text:style-name="P37"/>
        </text:list-item>
        <text:list-item>
          <text:p text:style-name="P30">Clase 1<text:span text:style-name="T25">6</text:span><text:span text:style-name="T12">:</text:span> <text:span text:style-name="T25">Conexión a bases de datos</text:span></text:p>
          <text:p text:style-name="P34"><text:span text:style-name="T27">Se ha conectado la aplicación con la base de datos para poder manipularla desde la aplicación. Para ello, se instaló el paquete NuGet system.data.sqlclient en la solución.</text:span></text:p>
          <text:p text:style-name="P38"><text:span text:style-name="T27">Esto se ha </text:span><text:span text:style-name="T28">implementado</text:span><text:span text:style-name="T27"> a partir de dos clases estáticas BovinoDAO y Estadistica</text:span><text:span text:style-name="T29">s</text:span><text:span text:style-name="T27">DAO, que tienen todos los métodos necesarios para realizar </text:span><text:span text:style-name="T28">ABM</text:span><text:span text:style-name="T27"> (con métodos <text:s/></text:span><text:span text:style-name="T18">ExecuteNonQuery()</text:span><text:span text:style-name="T19">) y traer información de la base de datos, ya sea de registros individuales o listas (ExecuteReader()).</text:span></text:p>
          <text:p text:style-name="P36"/>
        </text:list-item>
        <text:list-item>
          <text:p text:style-name="P30">Clase 1<text:span text:style-name="T25">7</text:span><text:span text:style-name="T12">:</text:span> <text:span text:style-name="T25">Delegados y expresiones lambda</text:span></text:p>
          <text:p text:style-name="P30"/>
        </text:list-item>
        <text:list-item>
          <text:p text:style-name="P33">Clase 18: Hilos</text:p>
          <text:p text:style-name="P33"/>
        </text:list-item>
        <text:list-item>
          <text:p text:style-name="P30">Clase 1<text:span text:style-name="T25">9</text:span><text:span text:style-name="T12">:</text:span> <text:span text:style-name="T25">Eventos</text:span></text:p>
          <text:p text:style-name="P30"/>
        </text:list-item>
        <text:list-item>
          <text:p text:style-name="P30">Clase <text:span text:style-name="T25">20</text:span><text:span text:style-name="T12">:</text:span> <text:span text:style-name="T25">Métodos de extensió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2T10:59:00</meta:creation-date>
    <dc:date>2021-11-14T11:34:13.451000000</dc:date>
    <meta:editing-duration>PT4H40M54S</meta:editing-duration>
    <meta:editing-cycles>8</meta:editing-cycles>
    <meta:generator>LibreOffice/7.1.0.3$Windows_X86_64 LibreOffice_project/f6099ecf3d29644b5008cc8f48f42f4a40986e4c</meta:generator>
    <meta:initial-creator>Neiner Maximiliano</meta:initial-creator>
    <meta:document-statistic meta:table-count="0" meta:image-count="0" meta:object-count="0" meta:page-count="3" meta:paragraph-count="62" meta:word-count="1024" meta:character-count="6178" meta:non-whitespace-character-count="5227"/>
  </office:meta>
</office:document-meta>
</file>